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unctionalRequirements" style:family="table">
      <style:table-properties style:width="17.013cm" fo:margin-left="0cm" table:align="left"/>
    </style:style>
    <style:style style:name="FunctionalRequirements.A" style:family="table-column">
      <style:table-column-properties style:column-width="2.408cm"/>
    </style:style>
    <style:style style:name="FunctionalRequirements.B" style:family="table-column">
      <style:table-column-properties style:column-width="2.699cm"/>
    </style:style>
    <style:style style:name="FunctionalRequirements.C" style:family="table-column">
      <style:table-column-properties style:column-width="11.906cm"/>
    </style:style>
    <style:style style:name="FunctionalRequirements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FunctionalRequirements.C1" style:family="table-cell">
      <style:table-cell-properties fo:padding="0.097cm" fo:border="0.5pt solid #000000" style:writing-mode="page"/>
    </style:style>
    <style:style style:name="FunctionalRequirements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FunctionalRequirements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unctionalRequirements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UseCase" style:family="table">
      <style:table-properties style:width="17.013cm" fo:margin-left="0cm" table:align="left"/>
    </style:style>
    <style:style style:name="UseCase.A" style:family="table-column">
      <style:table-column-properties style:column-width="5.106cm"/>
    </style:style>
    <style:style style:name="UseCase.B" style:family="table-column">
      <style:table-column-properties style:column-width="11.906cm"/>
    </style:style>
    <style:style style:name="UseCase.A1" style:family="table-cell">
      <style:table-cell-properties fo:padding="0.097cm" fo:border="0.5pt solid #000000" style:writing-mode="page"/>
    </style:style>
    <style:style style:name="UseCase.A2" style:family="table-cell">
      <style:table-cell-properties fo:padding="0.097cm" fo:border-left="0.5pt solid #000000" fo:border-right="none" fo:border-top="none" fo:border-bottom="none" style:writing-mode="page"/>
    </style:style>
    <style:style style:name="UseCase.B2" style:family="table-cell">
      <style:table-cell-properties fo:padding="0.097cm" fo:border-left="none" fo:border-right="0.5pt solid #000000" fo:border-top="none" fo:border-bottom="none" style:writing-mode="page"/>
    </style:style>
    <style:style style:name="UseCase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UseCase.B7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Liberation Sans" fo:font-size="36pt" style:text-underline-style="solid" style:text-underline-width="auto" style:text-underline-color="font-color" officeooo:rsid="000df4ef" officeooo:paragraph-rsid="000df4ef" style:font-size-asian="36pt" style:font-size-complex="36pt"/>
    </style:style>
    <style:style style:name="P2" style:family="paragraph" style:parent-style-name="Standard">
      <style:text-properties style:font-name="Liberation Sans" fo:font-size="12pt" style:text-underline-style="none" officeooo:rsid="000df4ef" officeooo:paragraph-rsid="000df4ef" style:font-size-asian="10.5pt" style:font-size-complex="12pt"/>
    </style:style>
    <style:style style:name="P3" style:family="paragraph" style:parent-style-name="Standard">
      <style:text-properties style:font-name="Liberation Sans" fo:font-size="12pt" style:text-underline-style="none" officeooo:rsid="002b4713" officeooo:paragraph-rsid="002b4713" style:font-size-asian="10.5pt" style:font-size-complex="12pt"/>
    </style:style>
    <style:style style:name="P4" style:family="paragraph" style:parent-style-name="Standard">
      <style:text-properties style:font-name="Liberation Sans" fo:font-size="48pt" style:text-underline-style="none" officeooo:rsid="000df4ef" officeooo:paragraph-rsid="000df4ef" style:font-size-asian="42pt" style:font-size-complex="48pt"/>
    </style:style>
    <style:style style:name="P5" style:family="paragraph" style:parent-style-name="Standard">
      <style:text-properties style:font-name="Liberation Sans" fo:font-size="48pt" style:text-underline-style="none" officeooo:rsid="00500919" officeooo:paragraph-rsid="00500919" style:font-size-asian="42pt" style:font-size-complex="48pt"/>
    </style:style>
    <style:style style:name="P6" style:family="paragraph" style:parent-style-name="Standard">
      <style:text-properties style:font-name="Liberation Sans" fo:font-size="24pt" style:text-underline-style="none" officeooo:rsid="000df4ef" officeooo:paragraph-rsid="000df4ef" style:font-size-asian="21pt" style:font-size-complex="24pt"/>
    </style:style>
    <style:style style:name="P7" style:family="paragraph" style:parent-style-name="Standard">
      <style:text-properties style:font-name="Liberation Sans" fo:font-size="24pt" style:text-underline-style="none" officeooo:rsid="002b4713" officeooo:paragraph-rsid="002b4713" style:font-size-asian="21pt" style:font-size-complex="24pt"/>
    </style:style>
    <style:style style:name="P8" style:family="paragraph" style:parent-style-name="Standard">
      <style:text-properties style:font-name="Liberation Sans" fo:font-size="24pt" style:text-underline-style="none" officeooo:rsid="00500919" officeooo:paragraph-rsid="00500919" style:font-size-asian="21pt" style:font-size-complex="24pt"/>
    </style:style>
    <style:style style:name="P9" style:family="paragraph" style:parent-style-name="Standard">
      <style:paragraph-properties fo:break-before="page"/>
      <style:text-properties style:font-name="Liberation Sans" fo:font-size="24pt" style:text-underline-style="none" officeooo:rsid="002b4713" officeooo:paragraph-rsid="002b4713" style:font-size-asian="21pt" style:font-size-complex="24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12pt" officeooo:rsid="000df4ef" officeooo:paragraph-rsid="000df4ef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officeooo:rsid="000ef8e5" officeooo:paragraph-rsid="000ef8e5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12pt" officeooo:rsid="000f5fa9" officeooo:paragraph-rsid="000f5fa9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officeooo:rsid="00113458" officeooo:paragraph-rsid="00113458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12pt" officeooo:rsid="0012d875" officeooo:paragraph-rsid="0012d875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12pt" officeooo:rsid="00132e11" officeooo:paragraph-rsid="00132e11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12pt" officeooo:rsid="00138ad3" officeooo:paragraph-rsid="00138ad3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2pt" officeooo:rsid="00163c13" officeooo:paragraph-rsid="00163c13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12pt" officeooo:rsid="0017d785" officeooo:paragraph-rsid="0017d785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2pt" officeooo:rsid="00192d31" officeooo:paragraph-rsid="00192d31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12pt" officeooo:rsid="001aaf8e" officeooo:paragraph-rsid="001aaf8e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12pt" officeooo:rsid="001ca217" officeooo:paragraph-rsid="001ca217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12pt" officeooo:rsid="001e2c5c" officeooo:paragraph-rsid="001e2c5c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12pt" officeooo:rsid="00201e3d" officeooo:paragraph-rsid="00201e3d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12pt" officeooo:rsid="0022dd02" officeooo:paragraph-rsid="0022dd02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12pt" officeooo:rsid="00239f55" officeooo:paragraph-rsid="00239f55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fo:font-size="12pt" officeooo:rsid="00252973" officeooo:paragraph-rsid="00252973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fo:font-size="12pt" officeooo:rsid="00265e01" officeooo:paragraph-rsid="00265e01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fo:font-size="12pt" officeooo:rsid="00270ca0" officeooo:paragraph-rsid="00270ca0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fo:font-size="12pt" officeooo:rsid="002927ad" officeooo:paragraph-rsid="002927ad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fo:font-size="12pt" officeooo:rsid="002c3e98" officeooo:paragraph-rsid="002c3e98" style:font-size-asian="12pt" style:font-size-complex="12pt"/>
    </style:style>
    <style:style style:name="P31" style:family="paragraph" style:parent-style-name="Table_20_Contents">
      <style:text-properties style:font-name="Liberation Sans" fo:font-size="12pt" officeooo:rsid="002e52b9" officeooo:paragraph-rsid="002e52b9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fo:font-size="12pt" officeooo:rsid="0031e56a" officeooo:paragraph-rsid="0031e56a" style:font-size-asian="12pt" style:font-size-complex="12pt"/>
    </style:style>
    <style:style style:name="P33" style:family="paragraph" style:parent-style-name="Table_20_Contents">
      <style:text-properties style:font-name="Liberation Sans" fo:font-size="12pt" officeooo:rsid="003286f6" officeooo:paragraph-rsid="003286f6" style:font-size-asian="12pt" style:font-size-complex="12pt"/>
    </style:style>
    <style:style style:name="P34" style:family="paragraph" style:parent-style-name="Table_20_Contents">
      <style:text-properties style:font-name="Liberation Sans" fo:font-size="12pt" officeooo:rsid="003286f6" officeooo:paragraph-rsid="00387869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Liberation Sans" fo:font-size="12pt" officeooo:rsid="00344a12" officeooo:paragraph-rsid="00344a12" style:font-size-asian="12pt" style:font-size-complex="12pt"/>
    </style:style>
    <style:style style:name="P36" style:family="paragraph" style:parent-style-name="Table_20_Contents">
      <style:text-properties style:font-name="Liberation Sans" fo:font-size="12pt" officeooo:rsid="00387869" officeooo:paragraph-rsid="00387869" style:font-size-asian="12pt" style:font-size-complex="12pt"/>
    </style:style>
    <style:style style:name="P37" style:family="paragraph" style:parent-style-name="Table_20_Contents">
      <style:text-properties style:font-name="Liberation Sans" fo:font-size="12pt" officeooo:rsid="0038b43a" officeooo:paragraph-rsid="0038b43a" style:font-size-asian="12pt" style:font-size-complex="12pt"/>
    </style:style>
    <style:style style:name="P38" style:family="paragraph" style:parent-style-name="Table_20_Contents">
      <style:text-properties style:font-name="Liberation Sans" fo:font-size="12pt" officeooo:rsid="003b4fed" officeooo:paragraph-rsid="003b4fed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Liberation Sans" fo:font-size="12pt" officeooo:rsid="003b4fed" officeooo:paragraph-rsid="003b4fed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Liberation Sans" fo:font-size="12pt" officeooo:rsid="003d1465" officeooo:paragraph-rsid="003d1465" style:font-size-asian="12pt" style:font-size-complex="12pt"/>
    </style:style>
    <style:style style:name="P41" style:family="paragraph" style:parent-style-name="Table_20_Contents">
      <style:text-properties style:font-name="Liberation Sans" fo:font-size="12pt" officeooo:rsid="004728ca" officeooo:paragraph-rsid="004728ca" style:font-size-asian="12pt" style:font-size-complex="12pt"/>
    </style:style>
    <style:style style:name="P42" style:family="paragraph" style:parent-style-name="Table_20_Contents">
      <style:text-properties style:font-name="Liberation Sans" fo:font-size="12pt" officeooo:rsid="004a8766" officeooo:paragraph-rsid="004a8766" style:font-size-asian="12pt" style:font-size-complex="12pt"/>
    </style:style>
    <style:style style:name="P43" style:family="paragraph" style:parent-style-name="Table_20_Contents">
      <style:text-properties style:font-name="Liberation Sans" fo:font-size="12pt" officeooo:rsid="004ddda1" officeooo:paragraph-rsid="004ddda1" style:font-size-asian="12pt" style:font-size-complex="12pt"/>
    </style:style>
    <style:style style:name="P44" style:family="paragraph" style:parent-style-name="Table_20_Contents">
      <style:text-properties style:font-name="Liberation Sans" fo:font-size="12pt" fo:font-weight="bold" officeooo:rsid="002da879" officeooo:paragraph-rsid="002da879" style:font-size-asian="12pt" style:font-weight-asian="bold" style:font-size-complex="12pt" style:font-weight-complex="bold"/>
    </style:style>
    <style:style style:name="P45" style:family="paragraph" style:parent-style-name="Table_20_Contents">
      <style:text-properties style:font-name="Liberation Sans" fo:font-size="12pt" fo:font-weight="bold" officeooo:rsid="002e52b9" officeooo:paragraph-rsid="002e52b9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df4ef" officeooo:paragraph-rsid="000df4ef" style:font-size-asian="12pt" style:font-weight-asian="bold" style:font-size-complex="12pt" style:font-weight-complex="bold"/>
    </style:style>
    <style:style style:name="P47" style:family="paragraph" style:parent-style-name="Table_20_Contents">
      <style:text-properties style:font-name="Liberation Sans" fo:font-size="12pt" fo:font-weight="bold" officeooo:rsid="0038b43a" officeooo:paragraph-rsid="0038b43a" style:font-size-asian="12pt" style:font-weight-asian="bold" style:font-size-complex="12pt" style:font-weight-complex="bold"/>
    </style:style>
    <style:style style:name="P48" style:family="paragraph" style:parent-style-name="Table_20_Contents">
      <style:text-properties style:font-name="Liberation Sans" fo:font-size="12pt" fo:font-weight="bold" officeooo:rsid="00395855" officeooo:paragraph-rsid="00395855" style:font-size-asian="12pt" style:font-weight-asian="bold" style:font-size-complex="12pt" style:font-weight-complex="bold"/>
    </style:style>
    <style:style style:name="P49" style:family="paragraph" style:parent-style-name="Table_20_Contents">
      <style:text-properties style:font-name="Liberation Sans" fo:font-size="12pt" fo:font-weight="bold" officeooo:rsid="00436761" officeooo:paragraph-rsid="00436761" style:font-size-asian="12pt" style:font-weight-asian="bold" style:font-size-complex="12pt" style:font-weight-complex="bold"/>
    </style:style>
    <style:style style:name="P50" style:family="paragraph" style:parent-style-name="Table_20_Contents">
      <style:text-properties style:font-name="Liberation Sans" fo:font-size="12pt" fo:font-weight="bold" officeooo:rsid="0043794f" officeooo:paragraph-rsid="0043794f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Liberation Sans" officeooo:rsid="00201e3d" officeooo:paragraph-rsid="00201e3d"/>
    </style:style>
    <style:style style:name="P52" style:family="paragraph" style:parent-style-name="Table_20_Contents">
      <style:paragraph-properties fo:text-align="start" style:justify-single-word="false"/>
      <style:text-properties style:font-name="Liberation Sans" officeooo:rsid="00239f55" officeooo:paragraph-rsid="00239f55"/>
    </style:style>
    <style:style style:name="P53" style:family="paragraph" style:parent-style-name="Table_20_Contents">
      <style:paragraph-properties fo:text-align="start" style:justify-single-word="false"/>
      <style:text-properties style:font-name="Liberation Sans" officeooo:rsid="00252973" officeooo:paragraph-rsid="00252973"/>
    </style:style>
    <style:style style:name="P54" style:family="paragraph" style:parent-style-name="Table_20_Contents">
      <style:paragraph-properties fo:text-align="start" style:justify-single-word="false"/>
      <style:text-properties style:font-name="Liberation Sans" officeooo:rsid="00265e01" officeooo:paragraph-rsid="00265e01"/>
    </style:style>
    <style:style style:name="P55" style:family="paragraph" style:parent-style-name="Table_20_Contents">
      <style:paragraph-properties fo:text-align="start" style:justify-single-word="false"/>
      <style:text-properties style:font-name="Liberation Sans" officeooo:rsid="00270ca0" officeooo:paragraph-rsid="00270ca0"/>
    </style:style>
    <style:style style:name="P56" style:family="paragraph" style:parent-style-name="Table_20_Contents">
      <style:paragraph-properties fo:text-align="start" style:justify-single-word="false"/>
      <style:text-properties style:font-name="Liberation Sans" officeooo:rsid="002927ad" officeooo:paragraph-rsid="002927ad"/>
    </style:style>
    <style:style style:name="P57" style:family="paragraph" style:parent-style-name="Table_20_Contents">
      <style:paragraph-properties fo:text-align="start" style:justify-single-word="false"/>
      <style:text-properties style:font-name="Liberation Sans" officeooo:rsid="003b4fed" officeooo:paragraph-rsid="003b4fed"/>
    </style:style>
    <style:style style:name="P58" style:family="paragraph" style:parent-style-name="Table_20_Contents">
      <style:paragraph-properties fo:text-align="start" style:justify-single-word="false"/>
      <style:text-properties officeooo:paragraph-rsid="001e2c5c"/>
    </style:style>
    <style:style style:name="P59" style:family="paragraph" style:parent-style-name="Table_20_Contents">
      <style:paragraph-properties fo:text-align="start" style:justify-single-word="false"/>
      <style:text-properties officeooo:paragraph-rsid="00103703"/>
    </style:style>
    <style:style style:name="P60" style:family="paragraph" style:parent-style-name="Table_20_Contents">
      <style:paragraph-properties fo:text-align="start" style:justify-single-word="false"/>
      <style:text-properties officeooo:paragraph-rsid="00113458"/>
    </style:style>
    <style:style style:name="P61" style:family="paragraph" style:parent-style-name="Table_20_Contents">
      <style:paragraph-properties fo:text-align="start" style:justify-single-word="false"/>
      <style:text-properties officeooo:paragraph-rsid="0012d875"/>
    </style:style>
    <style:style style:name="P62" style:family="paragraph" style:parent-style-name="Table_20_Contents">
      <style:paragraph-properties fo:text-align="start" style:justify-single-word="false"/>
      <style:text-properties officeooo:paragraph-rsid="0022dd02"/>
    </style:style>
    <style:style style:name="P63" style:family="paragraph" style:parent-style-name="Table_20_Contents">
      <style:paragraph-properties fo:text-align="start" style:justify-single-word="false"/>
      <style:text-properties officeooo:paragraph-rsid="00239f55"/>
    </style:style>
    <style:style style:name="P64" style:family="paragraph" style:parent-style-name="Table_20_Contents">
      <style:paragraph-properties fo:text-align="start" style:justify-single-word="false"/>
      <style:text-properties officeooo:paragraph-rsid="00252973"/>
    </style:style>
    <style:style style:name="P65" style:family="paragraph" style:parent-style-name="Table_20_Contents">
      <style:paragraph-properties fo:text-align="start" style:justify-single-word="false"/>
      <style:text-properties officeooo:paragraph-rsid="00265e01"/>
    </style:style>
    <style:style style:name="P66" style:family="paragraph" style:parent-style-name="Table_20_Contents">
      <style:paragraph-properties fo:text-align="start" style:justify-single-word="false"/>
      <style:text-properties officeooo:paragraph-rsid="00270ca0"/>
    </style:style>
    <style:style style:name="P67" style:family="paragraph" style:parent-style-name="Table_20_Contents">
      <style:paragraph-properties fo:text-align="start" style:justify-single-word="false"/>
      <style:text-properties officeooo:paragraph-rsid="002927ad"/>
    </style:style>
    <style:style style:name="P68" style:family="paragraph" style:parent-style-name="Table_20_Contents">
      <style:paragraph-properties fo:text-align="start" style:justify-single-word="false"/>
      <style:text-properties officeooo:paragraph-rsid="003d1465"/>
    </style:style>
    <style:style style:name="P69" style:family="paragraph" style:parent-style-name="Table_20_Contents">
      <style:text-properties officeooo:paragraph-rsid="003a22b0"/>
    </style:style>
    <style:style style:name="P70" style:family="paragraph" style:parent-style-name="Table_20_Contents">
      <style:text-properties officeooo:paragraph-rsid="0038786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03703"/>
    </style:style>
    <style:style style:name="T4" style:family="text">
      <style:text-properties style:font-name="Liberation Sans" fo:font-size="12pt" officeooo:rsid="00113458" style:font-size-asian="12pt" style:font-size-complex="12pt"/>
    </style:style>
    <style:style style:name="T5" style:family="text">
      <style:text-properties style:font-name="Liberation Sans" fo:font-size="12pt" officeooo:rsid="00138ad3" style:font-size-asian="12pt" style:font-size-complex="12pt"/>
    </style:style>
    <style:style style:name="T6" style:family="text">
      <style:text-properties style:font-name="Liberation Sans" fo:font-size="12pt" officeooo:rsid="001e2c5c" style:font-size-asian="12pt" style:font-size-complex="12pt"/>
    </style:style>
    <style:style style:name="T7" style:family="text">
      <style:text-properties style:font-name="Liberation Sans" fo:font-size="12pt" officeooo:rsid="00201e3d" style:font-size-asian="12pt" style:font-size-complex="12pt"/>
    </style:style>
    <style:style style:name="T8" style:family="text">
      <style:text-properties style:font-name="Liberation Sans" fo:font-size="12pt" officeooo:rsid="00210dd9" style:font-size-asian="12pt" style:font-size-complex="12pt"/>
    </style:style>
    <style:style style:name="T9" style:family="text">
      <style:text-properties style:font-name="Liberation Sans" fo:font-size="12pt" officeooo:rsid="0022dd02" style:font-size-asian="12pt" style:font-size-complex="12pt"/>
    </style:style>
    <style:style style:name="T10" style:family="text">
      <style:text-properties style:font-name="Liberation Sans" fo:font-size="12pt" officeooo:rsid="00103703" style:font-size-asian="12pt" style:font-size-complex="12pt"/>
    </style:style>
    <style:style style:name="T11" style:family="text">
      <style:text-properties style:font-name="Liberation Sans" fo:font-size="12pt" officeooo:rsid="00339907" style:font-size-asian="12pt" style:font-size-complex="12pt"/>
    </style:style>
    <style:style style:name="T12" style:family="text">
      <style:text-properties style:font-name="Liberation Sans" fo:font-size="12pt" officeooo:rsid="0012d875" style:font-size-asian="12pt" style:font-size-complex="12pt"/>
    </style:style>
    <style:style style:name="T13" style:family="text">
      <style:text-properties style:font-name="Liberation Sans" fo:font-size="12pt" officeooo:rsid="00344a12" style:font-size-asian="12pt" style:font-size-complex="12pt"/>
    </style:style>
    <style:style style:name="T14" style:family="text">
      <style:text-properties style:font-name="Liberation Sans" fo:font-size="12pt" officeooo:rsid="00239f55" style:font-size-asian="12pt" style:font-size-complex="12pt"/>
    </style:style>
    <style:style style:name="T15" style:family="text">
      <style:text-properties style:font-name="Liberation Sans" fo:font-size="12pt" officeooo:rsid="00252973" style:font-size-asian="12pt" style:font-size-complex="12pt"/>
    </style:style>
    <style:style style:name="T16" style:family="text">
      <style:text-properties style:font-name="Liberation Sans" fo:font-size="12pt" officeooo:rsid="00265e01" style:font-size-asian="12pt" style:font-size-complex="12pt"/>
    </style:style>
    <style:style style:name="T17" style:family="text">
      <style:text-properties style:font-name="Liberation Sans" fo:font-size="12pt" officeooo:rsid="00270ca0" style:font-size-asian="12pt" style:font-size-complex="12pt"/>
    </style:style>
    <style:style style:name="T18" style:family="text">
      <style:text-properties style:font-name="Liberation Sans" fo:font-size="12pt" officeooo:rsid="002927ad" style:font-size-asian="12pt" style:font-size-complex="12pt"/>
    </style:style>
    <style:style style:name="T19" style:family="text">
      <style:text-properties style:font-name="Liberation Sans" fo:font-size="12pt" fo:font-weight="bold" officeooo:rsid="003a22b0" style:font-size-asian="12pt" style:font-weight-asian="bold" style:font-size-complex="12pt" style:font-weight-complex="bold"/>
    </style:style>
    <style:style style:name="T20" style:family="text">
      <style:text-properties style:font-name="Liberation Sans" fo:font-size="12pt" fo:font-weight="bold" officeooo:rsid="00455ce6" style:font-size-asian="12pt" style:font-weight-asian="bold" style:font-size-complex="12pt" style:font-weight-complex="bold"/>
    </style:style>
    <style:style style:name="T21" style:family="text">
      <style:text-properties style:font-name="Liberation Sans" fo:font-size="12pt" fo:font-weight="bold" officeooo:rsid="00387869" style:font-size-asian="12pt" style:font-weight-asian="bold" style:font-size-complex="12pt" style:font-weight-complex="bold"/>
    </style:style>
    <style:style style:name="T22" style:family="text">
      <style:text-properties style:font-name="Liberation Sans" officeooo:rsid="00252973"/>
    </style:style>
    <style:style style:name="T23" style:family="text">
      <style:text-properties style:font-name="Liberation Sans" officeooo:rsid="00257f4a"/>
    </style:style>
    <style:style style:name="T24" style:family="text">
      <style:text-properties style:font-name="Liberation Sans" officeooo:rsid="003d1465"/>
    </style:style>
    <style:style style:name="T25" style:family="text">
      <style:text-properties style:font-name="Liberation Sans" officeooo:rsid="0040580d"/>
    </style:style>
    <style:style style:name="T26" style:family="text">
      <style:text-properties officeooo:rsid="0014aaca"/>
    </style:style>
    <style:style style:name="T27" style:family="text">
      <style:text-properties officeooo:rsid="0014c530"/>
    </style:style>
    <style:style style:name="T28" style:family="text">
      <style:text-properties officeooo:rsid="001d1e0e"/>
    </style:style>
    <style:style style:name="T29" style:family="text">
      <style:text-properties officeooo:rsid="0020942c"/>
    </style:style>
    <style:style style:name="T30" style:family="text">
      <style:text-properties officeooo:rsid="00220fa4"/>
    </style:style>
    <style:style style:name="T31" style:family="text">
      <style:text-properties officeooo:rsid="00265e01"/>
    </style:style>
    <style:style style:name="T32" style:family="text">
      <style:text-properties officeooo:rsid="0028bf42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normal" officeooo:rsid="002e5176" style:font-weight-asian="normal" style:font-weight-complex="normal"/>
    </style:style>
    <style:style style:name="T36" style:family="text">
      <style:text-properties fo:font-weight="normal" officeooo:rsid="002e52b9" style:font-weight-asian="normal" style:font-weight-complex="normal"/>
    </style:style>
    <style:style style:name="T37" style:family="text">
      <style:text-properties officeooo:rsid="00339907"/>
    </style:style>
    <style:style style:name="T38" style:family="text">
      <style:text-properties officeooo:rsid="003f0edf"/>
    </style:style>
    <style:style style:name="T39" style:family="text">
      <style:text-properties officeooo:rsid="004728ca"/>
    </style:style>
    <style:style style:name="T40" style:family="text">
      <style:text-properties officeooo:rsid="0047f8bc"/>
    </style:style>
    <style:style style:name="T41" style:family="text">
      <style:text-properties officeooo:rsid="004893c0"/>
    </style:style>
    <style:style style:name="T42" style:family="text">
      <style:text-properties officeooo:rsid="004c270e"/>
    </style:style>
    <style:style style:name="T43" style:family="text">
      <style:text-properties officeooo:rsid="004e28a9"/>
    </style:style>
    <style:style style:name="T44" style:family="text">
      <style:text-properties officeooo:rsid="005009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805ICT Milestone 1</text:p>
      <text:p text:style-name="P2">s5169483 Peter Leddiman</text:p>
      <text:p text:style-name="P4"/>
      <text:p text:style-name="P4"/>
      <text:p text:style-name="P5">1.0 Requirements</text:p>
      <text:p text:style-name="P8"/>
      <text:p text:style-name="P6"><text:span text:style-name="T44">1.1 </text:span>Functional Requirements</text:p>
      <text:p text:style-name="P2"/>
      <table:table table:name="FunctionalRequirements" table:style-name="FunctionalRequirements">
        <table:table-column table:style-name="FunctionalRequirements.A"/>
        <table:table-column table:style-name="FunctionalRequirements.B"/>
        <table:table-column table:style-name="FunctionalRequirements.C"/>
        <table:table-row>
          <table:table-cell table:style-name="FunctionalRequirements.A1" office:value-type="string">
            <text:p text:style-name="P46">Identifier</text:p>
          </table:table-cell>
          <table:table-cell table:style-name="FunctionalRequirements.A1" office:value-type="string">
            <text:p text:style-name="P46">Priority</text:p>
          </table:table-cell>
          <table:table-cell table:style-name="FunctionalRequirements.C1" office:value-type="string">
            <text:p text:style-name="P46">Functional Requirement</text:p>
          </table:table-cell>
        </table:table-row>
        <table:table-row>
          <table:table-cell table:style-name="FunctionalRequirements.A2" office:value-type="string">
            <text:p text:style-name="P10">F-R 1</text:p>
          </table:table-cell>
          <table:table-cell table:style-name="FunctionalRequirements.A2" office:value-type="string">
            <text:p text:style-name="P10">5</text:p>
          </table:table-cell>
          <table:table-cell table:style-name="FunctionalRequirements.C2" office:value-type="string">
            <text:p text:style-name="P11">The system should <text:span text:style-name="T3">use a graphical user interface (GIU) to </text:span>allow the user to play the game <text:span text:style-name="T1">Pac-Man</text:span><text:span text:style-name="T2">, controlling a yellow avatar through a grid-like maze while collecting dots and avoiding ghosts.</text:span></text:p>
          </table:table-cell>
        </table:table-row>
        <table:table-row>
          <table:table-cell table:style-name="FunctionalRequirements.A2" office:value-type="string">
            <text:p text:style-name="P12">F-R 2</text:p>
          </table:table-cell>
          <table:table-cell table:style-name="FunctionalRequirements.A2" office:value-type="string">
            <text:p text:style-name="P12">5</text:p>
          </table:table-cell>
          <table:table-cell table:style-name="FunctionalRequirements.C3" office:value-type="string">
            <text:p text:style-name="P12">The system should allow the user to select different game layouts, consisting of: rectangular grid, hexagonal grid, and arbitrary graph.</text:p>
          </table:table-cell>
        </table:table-row>
        <table:table-row>
          <table:table-cell table:style-name="FunctionalRequirements.A2" office:value-type="string">
            <text:p text:style-name="P22">F-R <text:span text:style-name="T37">3</text:span></text:p>
          </table:table-cell>
          <table:table-cell table:style-name="FunctionalRequirements.A2" office:value-type="string">
            <text:p text:style-name="P22">5</text:p>
          </table:table-cell>
          <table:table-cell table:style-name="FunctionalRequirements.C11" office:value-type="string">
            <text:p text:style-name="P58"><text:span text:style-name="T6">The system should have a start button that the player can use to start the game, </text:span><text:span text:style-name="T7">which </text:span><text:span text:style-name="T8">also </text:span><text:span text:style-name="T7">resets the score.</text:span></text:p>
          </table:table-cell>
        </table:table-row>
        <table:table-row>
          <table:table-cell table:style-name="FunctionalRequirements.A2" office:value-type="string">
            <text:p text:style-name="P23">F-R <text:span text:style-name="T37">4</text:span></text:p>
          </table:table-cell>
          <table:table-cell table:style-name="FunctionalRequirements.A2" office:value-type="string">
            <text:p text:style-name="P23">5</text:p>
          </table:table-cell>
          <table:table-cell table:style-name="FunctionalRequirements.C5" office:value-type="string">
            <text:p text:style-name="P51">Once the game is started the player can control the avatar <text:span text:style-name="T29">and </text:span><text:span text:style-name="T30">the </text:span><text:span text:style-name="T29">movement of the ghosts begins. Until the player presses the start button no activity occurs in the play area.</text:span></text:p>
          </table:table-cell>
        </table:table-row>
        <table:table-row>
          <table:table-cell table:style-name="FunctionalRequirements.A2" office:value-type="string">
            <text:p text:style-name="P14">F-R <text:span text:style-name="T37">5</text:span></text:p>
          </table:table-cell>
          <table:table-cell table:style-name="FunctionalRequirements.A2" office:value-type="string">
            <text:p text:style-name="P14">5</text:p>
          </table:table-cell>
          <table:table-cell table:style-name="FunctionalRequirements.C11" office:value-type="string">
            <text:p text:style-name="P14">The system should keep track of the number of ‘lives’ the player has left. When this reaches zero, the game is over.</text:p>
          </table:table-cell>
        </table:table-row>
        <table:table-row>
          <table:table-cell table:style-name="FunctionalRequirements.A2" office:value-type="string">
            <text:p text:style-name="P15">F-R <text:span text:style-name="T37">6</text:span></text:p>
          </table:table-cell>
          <table:table-cell table:style-name="FunctionalRequirements.A2" office:value-type="string">
            <text:p text:style-name="P15">5</text:p>
          </table:table-cell>
          <table:table-cell table:style-name="FunctionalRequirements.C11" office:value-type="string">
            <text:p text:style-name="P15">The system should detect when a ghost touches the player’s avatar; when this happens, the ‘life’ counter should decrement by one.</text:p>
          </table:table-cell>
        </table:table-row>
        <table:table-row>
          <table:table-cell table:style-name="FunctionalRequirements.A2" office:value-type="string">
            <text:p text:style-name="P20">F-R <text:span text:style-name="T37">7</text:span></text:p>
          </table:table-cell>
          <table:table-cell table:style-name="FunctionalRequirements.A2" office:value-type="string">
            <text:p text:style-name="P20">5</text:p>
          </table:table-cell>
          <table:table-cell table:style-name="FunctionalRequirements.C11" office:value-type="string">
            <text:p text:style-name="P20">When the game is over the system should give the player the option to start a new game.</text:p>
          </table:table-cell>
        </table:table-row>
        <table:table-row>
          <table:table-cell table:style-name="FunctionalRequirements.A2" office:value-type="string">
            <text:p text:style-name="P21">F-R <text:span text:style-name="T37">8</text:span></text:p>
          </table:table-cell>
          <table:table-cell table:style-name="FunctionalRequirements.A2" office:value-type="string">
            <text:p text:style-name="P21">5</text:p>
          </table:table-cell>
          <table:table-cell table:style-name="FunctionalRequirements.C11" office:value-type="string">
            <text:p text:style-name="P21">The system should disable the ability of the player to start the game or change <text:span text:style-name="T28">layout </text:span>while the game is in play. They will remain disabled until the game is over.</text:p>
          </table:table-cell>
        </table:table-row>
        <table:table-row>
          <table:table-cell table:style-name="FunctionalRequirements.A2" office:value-type="string">
            <text:p text:style-name="P16">F-R <text:span text:style-name="T37">9</text:span></text:p>
          </table:table-cell>
          <table:table-cell table:style-name="FunctionalRequirements.A2" office:value-type="string">
            <text:p text:style-name="P16">5</text:p>
          </table:table-cell>
          <table:table-cell table:style-name="FunctionalRequirements.C11" office:value-type="string">
            <text:p text:style-name="P16">The maze layout should have four ‘power pellets’ <text:span text:style-name="T32">at fixed locations</text:span>. When eaten by the player’s avatar, the avatar should be able to <text:span text:style-name="T26">temporarily </text:span>eat the ghosts instead of losing a life.</text:p>
          </table:table-cell>
        </table:table-row>
        <text:soft-page-break/>
        <table:table-row>
          <table:table-cell table:style-name="FunctionalRequirements.A2" office:value-type="string">
            <text:p text:style-name="P59"><text:span text:style-name="T10">F-R </text:span><text:span text:style-name="T11">10</text:span></text:p>
          </table:table-cell>
          <table:table-cell table:style-name="FunctionalRequirements.A2" office:value-type="string">
            <text:p text:style-name="P13">5</text:p>
          </table:table-cell>
          <table:table-cell table:style-name="FunctionalRequirements.C11" office:value-type="string">
            <text:p text:style-name="P60"><text:span text:style-name="T4">The system should keep a score of the player’s progress, which is incremented when the </text:span><text:span text:style-name="T5">avatar</text:span><text:span text:style-name="T4"> collects the dots or eats the ghosts.</text:span></text:p>
          </table:table-cell>
        </table:table-row>
        <table:table-row>
          <table:table-cell table:style-name="FunctionalRequirements.A2" office:value-type="string">
            <text:p text:style-name="P60"><text:span text:style-name="T4">F-R </text:span><text:span text:style-name="T11">11</text:span></text:p>
          </table:table-cell>
          <table:table-cell table:style-name="FunctionalRequirements.A2" office:value-type="string">
            <text:p text:style-name="P13">5</text:p>
          </table:table-cell>
          <table:table-cell table:style-name="FunctionalRequirements.C12" office:value-type="string">
            <text:p text:style-name="P13">The system should progress to the next level when all of the dots in the play area are eaten. When this happens, the play area is reset.</text:p>
          </table:table-cell>
        </table:table-row>
        <table:table-row>
          <table:table-cell table:style-name="FunctionalRequirements.A2" office:value-type="string">
            <text:p text:style-name="P61"><text:span text:style-name="T12">F-R </text:span><text:span text:style-name="T11">12</text:span></text:p>
          </table:table-cell>
          <table:table-cell table:style-name="FunctionalRequirements.A2" office:value-type="string">
            <text:p text:style-name="P14">5</text:p>
          </table:table-cell>
          <table:table-cell table:style-name="FunctionalRequirements.C13" office:value-type="string">
            <text:p text:style-name="P14">When a new level is reached, the game should become more difficult by having the ghosts become faster <text:span text:style-name="T27">and have the duration of the power pellet’s effect reduced.</text:span></text:p>
          </table:table-cell>
        </table:table-row>
        <table:table-row>
          <table:table-cell table:style-name="FunctionalRequirements.A2" office:value-type="string">
            <text:p text:style-name="P17">F-R <text:span text:style-name="T37">13</text:span></text:p>
          </table:table-cell>
          <table:table-cell table:style-name="FunctionalRequirements.A2" office:value-type="string">
            <text:p text:style-name="P17">4</text:p>
          </table:table-cell>
          <table:table-cell table:style-name="FunctionalRequirements.C14" office:value-type="string">
            <text:p text:style-name="P17">The ghosts in the game should use different algorithms to chase the avatar through the maze. When a power pellet is eaten, the ghosts should instead run away while it is active.</text:p>
          </table:table-cell>
        </table:table-row>
        <table:table-row>
          <table:table-cell table:style-name="FunctionalRequirements.A2" office:value-type="string">
            <text:p text:style-name="P18">F-R <text:span text:style-name="T37">14</text:span></text:p>
          </table:table-cell>
          <table:table-cell table:style-name="FunctionalRequirements.A2" office:value-type="string">
            <text:p text:style-name="P18">4</text:p>
          </table:table-cell>
          <table:table-cell table:style-name="FunctionalRequirements.C15" office:value-type="string">
            <text:p text:style-name="P18">The maze should include a centre box where the ghosts start when the game is started or the play area is reset upon reaching a new level.</text:p>
          </table:table-cell>
        </table:table-row>
        <table:table-row>
          <table:table-cell table:style-name="FunctionalRequirements.A2" office:value-type="string">
            <text:p text:style-name="P19">F-R <text:span text:style-name="T37">15</text:span></text:p>
          </table:table-cell>
          <table:table-cell table:style-name="FunctionalRequirements.A2" office:value-type="string">
            <text:p text:style-name="P19">4</text:p>
          </table:table-cell>
          <table:table-cell table:style-name="FunctionalRequirements.C17" office:value-type="string">
            <text:p text:style-name="P19">When a ghost is eaten it should be returned to the centre box where it is regenerated.</text:p>
          </table:table-cell>
        </table:table-row>
        <table:table-row>
          <table:table-cell table:style-name="FunctionalRequirements.A2" office:value-type="string">
            <text:p text:style-name="P35">F-R 16</text:p>
          </table:table-cell>
          <table:table-cell table:style-name="FunctionalRequirements.A2" office:value-type="string">
            <text:p text:style-name="P35">3</text:p>
          </table:table-cell>
          <table:table-cell table:style-name="FunctionalRequirements.C17" office:value-type="string">
            <text:p text:style-name="P35">The ghosts should use graph searching algorithms to find different paths to the player’s avatar.</text:p>
          </table:table-cell>
        </table:table-row>
        <table:table-row>
          <table:table-cell table:style-name="FunctionalRequirements.A2" office:value-type="string">
            <text:p text:style-name="P62"><text:span text:style-name="T9">F-R </text:span><text:span text:style-name="T11">1</text:span><text:span text:style-name="T13">7</text:span></text:p>
          </table:table-cell>
          <table:table-cell table:style-name="FunctionalRequirements.A2" office:value-type="string">
            <text:p text:style-name="P24">1</text:p>
          </table:table-cell>
          <table:table-cell table:style-name="FunctionalRequirements.C18" office:value-type="string">
            <text:p text:style-name="P62"><text:span text:style-name="T9">The user can change how the layout is generated, from a fixed layout to randomly generated.</text:span></text:p>
          </table:table-cell>
        </table:table-row>
        <table:table-row>
          <table:table-cell table:style-name="FunctionalRequirements.A2" office:value-type="string">
            <text:p text:style-name="P63"><text:span text:style-name="T14">F-R </text:span><text:span text:style-name="T11">1</text:span><text:span text:style-name="T13">8</text:span></text:p>
          </table:table-cell>
          <table:table-cell table:style-name="FunctionalRequirements.A2" office:value-type="string">
            <text:p text:style-name="P25">1</text:p>
          </table:table-cell>
          <table:table-cell table:style-name="FunctionalRequirements.C19" office:value-type="string">
            <text:p text:style-name="P52">The user can configure the overall size of the grid layout.</text:p>
          </table:table-cell>
        </table:table-row>
        <table:table-row>
          <table:table-cell table:style-name="FunctionalRequirements.A2" office:value-type="string">
            <text:p text:style-name="P64"><text:span text:style-name="T15">F-R </text:span><text:span text:style-name="T11">1</text:span><text:span text:style-name="T13">9</text:span></text:p>
          </table:table-cell>
          <table:table-cell table:style-name="FunctionalRequirements.A2" office:value-type="string">
            <text:p text:style-name="P26">1</text:p>
          </table:table-cell>
          <table:table-cell table:style-name="FunctionalRequirements.C20" office:value-type="string">
            <text:p text:style-name="P64"><text:span text:style-name="T22">The system should record the score of the player when the game is over and </text:span><text:span text:style-name="T23">store scores of previous play sessions.</text:span></text:p>
          </table:table-cell>
        </table:table-row>
        <table:table-row>
          <table:table-cell table:style-name="FunctionalRequirements.A2" office:value-type="string">
            <text:p text:style-name="P64"><text:span text:style-name="T15">F-R </text:span><text:span text:style-name="T13">20</text:span></text:p>
          </table:table-cell>
          <table:table-cell table:style-name="FunctionalRequirements.A2" office:value-type="string">
            <text:p text:style-name="P27">1</text:p>
          </table:table-cell>
          <table:table-cell table:style-name="FunctionalRequirements.C21" office:value-type="string">
            <text:p text:style-name="P53">When the game is over the user is given an option to enter <text:span text:style-name="T31">their initials to be recorded alongside their score.</text:span></text:p>
          </table:table-cell>
        </table:table-row>
        <table:table-row>
          <table:table-cell table:style-name="FunctionalRequirements.A2" office:value-type="string">
            <text:p text:style-name="P65"><text:span text:style-name="T16">F-R </text:span><text:span text:style-name="T11">2</text:span><text:span text:style-name="T13">1</text:span></text:p>
          </table:table-cell>
          <table:table-cell table:style-name="FunctionalRequirements.A2" office:value-type="string">
            <text:p text:style-name="P27">1</text:p>
          </table:table-cell>
          <table:table-cell table:style-name="FunctionalRequirements.C22" office:value-type="string">
            <text:p text:style-name="P54">While the game is not in play the GUI should allow the user to view previous scores sorted by value.</text:p>
          </table:table-cell>
        </table:table-row>
        <table:table-row>
          <table:table-cell table:style-name="FunctionalRequirements.A2" office:value-type="string">
            <text:p text:style-name="P66"><text:span text:style-name="T17">F-R </text:span><text:span text:style-name="T11">2</text:span><text:span text:style-name="T13">2</text:span></text:p>
          </table:table-cell>
          <table:table-cell table:style-name="FunctionalRequirements.A2" office:value-type="string">
            <text:p text:style-name="P28">1</text:p>
          </table:table-cell>
          <table:table-cell table:style-name="FunctionalRequirements.C23" office:value-type="string">
            <text:p text:style-name="P55">The system should give the user an option to have the power pellets randomly placed in the grid instead of having them at default, fixed locations.</text:p>
          </table:table-cell>
        </table:table-row>
        <table:table-row>
          <table:table-cell table:style-name="FunctionalRequirements.A2" office:value-type="string">
            <text:p text:style-name="P67"><text:span text:style-name="T18">F-R </text:span><text:span text:style-name="T11">2</text:span><text:span text:style-name="T13">3</text:span></text:p>
          </table:table-cell>
          <table:table-cell table:style-name="FunctionalRequirements.A2" office:value-type="string">
            <text:p text:style-name="P29">5</text:p>
          </table:table-cell>
          <table:table-cell table:style-name="FunctionalRequirements.C24" office:value-type="string">
            <text:p text:style-name="P56">At any time, even while the game is in play, the user should be able to exit the game.</text:p>
          </table:table-cell>
        </table:table-row>
        <table:table-row>
          <table:table-cell table:style-name="FunctionalRequirements.A2" office:value-type="string">
            <text:p text:style-name="P39">F-R <text:span text:style-name="T38">24</text:span></text:p>
          </table:table-cell>
          <table:table-cell table:style-name="FunctionalRequirements.A2" office:value-type="string">
            <text:p text:style-name="P39">5</text:p>
          </table:table-cell>
          <table:table-cell table:style-name="FunctionalRequirements.C26" office:value-type="string">
            <text:p text:style-name="P57">The system should allow the user to move the avatar through the maze via the arrow keys on the keyboard.</text:p>
          </table:table-cell>
        </table:table-row>
        <table:table-row>
          <table:table-cell table:style-name="FunctionalRequirements.A2" office:value-type="string">
            <text:p text:style-name="P40">F-R <text:span text:style-name="T38">25</text:span></text:p>
          </table:table-cell>
          <table:table-cell table:style-name="FunctionalRequirements.A2" office:value-type="string">
            <text:p text:style-name="P40">5</text:p>
          </table:table-cell>
          <table:table-cell table:style-name="FunctionalRequirements.C26" office:value-type="string">
            <text:p text:style-name="P68"><text:span text:style-name="T24">The system shall not allow the avatar o</text:span><text:span text:style-name="T25">r </text:span><text:span text:style-name="T24">the ghosts to pass through the wall of the maze.</text:span></text:p>
          </table:table-cell>
        </table:table-row>
      </table:table>
      <text:p text:style-name="P6"/>
      <text:p text:style-name="P6"/>
      <text:p text:style-name="P7"/>
      <text:p text:style-name="P9"><text:span text:style-name="T44">1.2 </text:span>Use Case</text:p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30"><text:span text:style-name="T34">Actor:</text:span> <text:span text:style-name="T33">User</text:span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44">Description: <text:span text:style-name="T35">The user of the software. The user controls the software with either mouse of keyboard to initially start the game, but thereafter with a keyboard. </text:span><text:span text:style-name="T36">The user expects the software to run correctly without faults.</text:span></text:p>
          </table:table-cell>
          <table:covered-table-cell/>
        </table:table-row>
        <table:table-row>
          <table:table-cell table:style-name="Table1.A3" office:value-type="string">
            <text:p text:style-name="P31"><text:span text:style-name="T34">Aliases:</text:span> Player</text:p>
          </table:table-cell>
          <table:table-cell table:style-name="Table1.A2" office:value-type="string">
            <text:p text:style-name="P45">Inherits:</text:p>
          </table:table-cell>
        </table:table-row>
      </table:table>
      <text:p text:style-name="P7"/>
      <table:table table:name="UseCase" table:style-name="UseCase">
        <table:table-column table:style-name="UseCase.A"/>
        <table:table-column table:style-name="UseCase.B"/>
        <table:table-row>
          <table:table-cell table:style-name="UseCase.A1" table:number-columns-spanned="2" office:value-type="string">
            <text:p text:style-name="P32"><text:span text:style-name="T34">Use case:</text:span> Play game on squared grid</text:p>
          </table:table-cell>
          <table:covered-table-cell/>
        </table:table-row>
        <table:table-row>
          <table:table-cell table:style-name="UseCase.A2" office:value-type="string">
            <text:p text:style-name="P33"><text:span text:style-name="T34">Requirements satisfied:</text:span> </text:p>
          </table:table-cell>
          <table:table-cell table:style-name="UseCase.B2" office:value-type="string">
            <text:p text:style-name="P34">Requirement F-R 1</text:p>
          </table:table-cell>
        </table:table-row>
        <table:table-row>
          <table:table-cell table:style-name="UseCase.A2" office:value-type="string">
            <text:p text:style-name="P69"><text:span text:style-name="T19">Brief </text:span><text:span text:style-name="T20">d</text:span><text:span text:style-name="T19">escription:</text:span></text:p>
          </table:table-cell>
          <table:table-cell table:style-name="UseCase.B2" office:value-type="string">
            <text:p text:style-name="P38">The player uses the software by using the keyboard to control <text:span text:style-name="T39">an avatar through a grid-like maze, collecting dots and avoiding ghosts which chase the avatar. </text:span><text:span text:style-name="T40">Having a ghost touch the avatar decrements a life counter which, if it reaches zero, causes the game to finish. </text:span><text:span text:style-name="T41">Collecting all the dots causes the game to reset the play area and increase the difficulty.</text:span></text:p>
          </table:table-cell>
        </table:table-row>
        <table:table-row>
          <table:table-cell table:style-name="UseCase.A2" office:value-type="string">
            <text:p text:style-name="P70"><text:span text:style-name="T21">Initiating </text:span><text:span text:style-name="T20">a</text:span><text:span text:style-name="T21">ctor:</text:span></text:p>
          </table:table-cell>
          <table:table-cell table:style-name="UseCase.B2" office:value-type="string">
            <text:p text:style-name="P36">User</text:p>
          </table:table-cell>
        </table:table-row>
        <table:table-row>
          <table:table-cell table:style-name="UseCase.A2" office:value-type="string">
            <text:p text:style-name="P47">Priority:</text:p>
          </table:table-cell>
          <table:table-cell table:style-name="UseCase.B2" office:value-type="string">
            <text:p text:style-name="P37">5</text:p>
          </table:table-cell>
        </table:table-row>
        <table:table-row>
          <table:table-cell table:style-name="UseCase.A2" office:value-type="string">
            <text:p text:style-name="P48">Risk:</text:p>
          </table:table-cell>
          <table:table-cell table:style-name="UseCase.B2" office:value-type="string">
            <text:p text:style-name="P41">This requirement is essential, as everything </text:p>
          </table:table-cell>
        </table:table-row>
        <table:table-row>
          <table:table-cell table:style-name="UseCase.A7" office:value-type="string">
            <text:p text:style-name="P47">Preconditions:</text:p>
          </table:table-cell>
          <table:table-cell table:style-name="UseCase.B7" office:value-type="string">
            <text:p text:style-name="P42">The software was correctly initialised, or the game was reset after a previous play session. <text:span text:style-name="T42">The user has already selected the square grid layout.</text:span></text:p>
          </table:table-cell>
        </table:table-row>
        <table:table-row>
          <table:table-cell table:style-name="UseCase.A7" office:value-type="string">
            <text:p text:style-name="P49">Postconditions:</text:p>
          </table:table-cell>
          <table:table-cell table:style-name="UseCase.B7" office:value-type="string">
            <text:p text:style-name="P43">The game is over when the life counter reaches zero. <text:span text:style-name="T43">A score is recorded based on dots and ghosts eaten by the avatar and level reached.</text:span></text:p>
          </table:table-cell>
        </table:table-row>
        <table:table-row>
          <table:table-cell table:style-name="UseCase.A7" office:value-type="string">
            <text:p text:style-name="P50">Basic flow:</text:p>
          </table:table-cell>
          <table:table-cell table:style-name="UseCase.B7" office:value-type="string">
            <text:p text:style-name="P37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1T09:31:28.047167723</meta:creation-date>
    <dc:date>2020-07-31T12:40:49.749735352</dc:date>
    <meta:editing-duration>PT3H8M51S</meta:editing-duration>
    <meta:editing-cycles>64</meta:editing-cycles>
    <meta:generator>LibreOffice/6.4.5.2$Linux_X86_64 LibreOffice_project/40$Build-2</meta:generator>
    <meta:document-statistic meta:table-count="3" meta:image-count="0" meta:object-count="0" meta:page-count="3" meta:paragraph-count="103" meta:word-count="846" meta:character-count="4539" meta:non-whitespace-character-count="3794"/>
  </office:meta>
</office:document-meta>
</file>